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99504" officeooo:paragraph-rsid="00099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Description:</text:p>
      <text:p text:style-name="P1"/>
      <text:p text:style-name="P1">X = seen healthy</text:p>
      <text:p text:style-name="P1">R = ‘recycled’</text:p>
      <text:p text:style-name="P1">D = Moved</text:p>
      <text:p text:style-name="P1">0 = Simple absence</text:p>
      <text:p text:style-name="P1">1 = Suspected</text:p>
      <text:p text:style-name="P1">2 = Deceased</text:p>
      <text:p text:style-name="P1">3 = Confirmed</text:p>
      <text:p text:style-name="P1">4 = Refusal to follow-up</text:p>
      <text:p text:style-name="P1">5 = Duplicate</text:p>
      <text:p text:style-name="P1"/>
      <text:p text:style-name="P1">Procedure:</text:p>
      <text:p text:style-name="P1"/>
      <text:p text:style-name="P1">If there is a 1, find the first one. If not, find the first 3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3:22:50.301805131</meta:creation-date>
    <dc:date>2021-08-24T13:31:05.511777341</dc:date>
    <meta:editing-duration>PT8M15S</meta:editing-duration>
    <meta:editing-cycles>1</meta:editing-cycles>
    <meta:document-statistic meta:table-count="0" meta:image-count="0" meta:object-count="0" meta:page-count="1" meta:paragraph-count="12" meta:word-count="49" meta:character-count="221" meta:non-whitespace-character-count="184"/>
    <meta:generator>LibreOffice/6.4.6.2$Linux_X86_64 LibreOffice_project/40$Build-2</meta:generator>
  </office:meta>
</office:document-meta>
</file>